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000000005470000029A50880B1D78AC5EF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style:style>
    <style:style style:name="gr4" style:family="graphic" style:parent-style-name="standard">
      <style:graphic-properties svg:stroke-width="0.053cm" svg:stroke-color="#ff0000" draw:marker-start-width="0.279cm" draw:marker-end-width="0.279cm" draw:fill-color="#ff0000" draw:textarea-horizontal-align="justify" draw:textarea-vertical-align="middle" draw:auto-grow-height="false" fo:min-height="0.587cm" fo:min-width="0cm" fo:padding-top="0.151cm" fo:padding-bottom="0.151cm" fo:padding-left="0.276cm" fo:padding-right="0.276cm"/>
    </style:style>
    <style:style style:name="gr5" style:family="graphic" style:parent-style-name="standard">
      <style:graphic-properties svg:stroke-width="0.053cm" svg:stroke-color="#ff0000" draw:marker-start-width="0.279cm" draw:marker-end-width="0.279cm" draw:fill-color="#ff0000" draw:textarea-horizontal-align="justify" draw:textarea-vertical-align="middle" draw:auto-grow-height="false" fo:min-height="0cm" fo:min-width="0cm" fo:padding-top="0.151cm" fo:padding-bottom="0.151cm" fo:padding-left="0.276cm" fo:padding-right="0.276cm"/>
    </style:style>
    <style:style style:name="gr6" style:family="graphic" style:parent-style-name="standard">
      <style:graphic-properties draw:stroke="none" svg:stroke-color="#000000" draw:fill="none" draw:fill-color="#ffffff" draw:textarea-horizontal-align="left" draw:auto-grow-height="true" draw:auto-grow-width="true" fo:min-height="0.391cm" fo:min-width="0.645cm"/>
    </style:style>
    <style:style style:name="gr7" style:family="graphic" style:parent-style-name="standard">
      <style:graphic-properties draw:stroke="none" svg:stroke-color="#000000" draw:fill="none" draw:fill-color="#ffffff" draw:textarea-horizontal-align="left" draw:auto-grow-height="true" draw:auto-grow-width="true" fo:min-height="0.188cm" fo:min-width="0.425cm"/>
    </style:style>
    <style:style style:name="gr8" style:family="graphic" style:parent-style-name="standard">
      <style:graphic-properties svg:stroke-width="0.053cm" svg:stroke-color="#ff0000" draw:marker-start-width="0.279cm" draw:marker-end-width="0.279cm" draw:fill-color="#ff0000" draw:opacity="0%" draw:textarea-horizontal-align="justify" draw:textarea-vertical-align="middle" draw:auto-grow-height="false" fo:min-height="0.379cm" fo:min-width="0.309cm" fo:padding-top="0.151cm" fo:padding-bottom="0.151cm" fo:padding-left="0.276cm" fo:padding-right="0.276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bjectwithoutfill">
      <style:graphic-properties svg:stroke-width="0.035cm" svg:stroke-color="#ff0000" draw:marker-start-width="0.252cm" draw:marker-end-width="0.252cm" draw:fill="none" draw:textarea-vertical-align="middle" fo:padding-top="0.142cm" fo:padding-bottom="0.142cm" fo:padding-left="0.267cm" fo:padding-right="0.267cm"/>
    </style:style>
    <style:style style:name="gr11" style:family="graphic" style:parent-style-name="objectwithoutfill">
      <style:graphic-properties svg:stroke-color="#ff0000" draw:marker-end="Symmetric_20_Arrow" draw:marker-end-width="0.3cm" draw:fill="none" draw:textarea-vertical-align="middle"/>
    </style:style>
    <style:style style:name="gr12" style:family="graphic" style:parent-style-name="objectwithoutfill">
      <style:graphic-properties draw:marker-end="Symmetric_20_Arrow" draw:marker-end-width="0.3cm" draw:fill="none" draw:textarea-vertical-align="middle"/>
    </style:style>
    <style:style style:name="gr13" style:family="graphic" style:parent-style-name="standard">
      <style:graphic-properties svg:stroke-width="0.081cm" draw:marker-start-width="0.321cm" draw:marker-end-width="0.321cm"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fo:min-height="0.512cm"/>
    </style:style>
    <style:style style:name="gr15" style:family="graphic" style:parent-style-name="objectwithoutfill">
      <style:graphic-properties draw:stroke="dash" draw:stroke-dash="Fine_20_Dashed" draw:fill="none" draw:textarea-vertical-align="middle"/>
    </style:style>
    <style:style style:name="gr16" style:family="graphic" style:parent-style-name="objectwithoutfill">
      <style:graphic-properties draw:marker-start="Symmetric_20_Arrow" draw:marker-end="Symmetric_20_Arrow"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color="#ff0000"/>
      <style:paragraph-properties fo:text-align="center"/>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none" draw:fill-color="#ffffff"/>
      <style:text-properties fo:color="#ff0000" fo:font-size="8pt" fo:font-weight="bold" style:font-size-asian="8pt" style:font-weight-asian="bold" style:font-size-complex="8pt" style:font-weight-complex="bold"/>
    </style:style>
    <style:style style:name="P5" style:family="paragraph">
      <loext:graphic-properties draw:fill-color="#ff0000" draw:opacity="0%"/>
      <style:paragraph-properties fo:text-align="center"/>
    </style:style>
    <style:style style:name="P6" style:family="paragraph">
      <style:text-properties fo:font-size="10pt" style:font-size-asian="10pt" style:font-size-complex="10pt"/>
    </style:style>
    <style:style style:name="P7" style:family="paragraph">
      <style:text-properties fo:color="#800000" fo:font-size="9pt" fo:font-weight="bold" style:font-size-asian="9pt" style:font-weight-asian="bold" style:font-size-complex="9pt" style:font-weight-complex="bold"/>
    </style:style>
    <style:style style:name="P8" style:family="paragraph">
      <loext:graphic-properties draw:fill="none" draw:fill-color="#ffffff"/>
      <style:text-properties fo:color="#800000" fo:font-size="9pt" fo:font-weight="bold" style:font-size-asian="9pt" style:font-weight-asian="bold" style:font-size-complex="9pt" style:font-weight-complex="bold"/>
    </style:style>
    <style:style style:name="P9" style:family="paragraph">
      <style:paragraph-properties fo:text-align="center"/>
    </style:style>
    <style:style style:name="P10" style:family="paragraph">
      <style:text-properties fo:font-size="8pt" style:font-size-asian="8pt" style:font-size-complex="8pt"/>
    </style:style>
    <style:style style:name="P11" style:family="paragraph">
      <loext:graphic-properties draw:fill="none" draw:fill-color="#ffffff"/>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color="#ff0000" fo:font-size="8pt" fo:font-weight="bold" style:font-size-asian="8pt" style:font-weight-asian="bold" style:font-size-complex="8pt" style:font-weight-complex="bold"/>
    </style:style>
    <style:style style:name="T3" style:family="text">
      <style:text-properties fo:color="#800000" fo:font-size="9pt" fo:font-weight="bold" style:font-size-asian="9pt" style:font-weight-asian="bold" style:font-size-complex="9pt" style:font-weight-complex="bold"/>
    </style:style>
    <style:style style:name="T4"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029cm" svg:height="8.394cm" svg:x="1.508cm" svg:y="2.651cm">
          <draw:image xlink:href="Pictures/10000000000005470000029A50880B1D78AC5EF1.png" xlink:type="simple" xlink:show="embed" xlink:actuate="onLoad">
            <text:p/>
          </draw:image>
        </draw:frame>
        <draw:line draw:style-name="gr2" draw:text-style-name="P1" draw:layer="layout" svg:x1="4.093cm" svg:y1="3.794cm" svg:x2="4.683cm" svg:y2="4.3cm">
          <text:p/>
        </draw:line>
        <draw:line draw:style-name="gr3" draw:text-style-name="P1" draw:layer="layout" svg:x1="4.638cm" svg:y1="3.845cm" svg:x2="4.048cm" svg:y2="4.3cm">
          <text:p/>
        </draw:line>
        <draw:g>
          <draw:line draw:style-name="gr3" draw:text-style-name="P1" draw:layer="layout" svg:x1="12.301cm" svg:y1="5.466cm" svg:x2="12.301cm" svg:y2="4.577cm">
            <text:p/>
          </draw:line>
          <draw:custom-shape draw:style-name="gr4" draw:text-style-name="P2" draw:layer="layout" svg:width="0.254cm" svg:height="0.889cm" svg:x="12.174cm" svg:y="3.888cm">
            <text:p/>
            <draw:enhanced-geometry svg:viewBox="0 0 21600 21600" draw:type="rectangle" draw:enhanced-path="M 0 0 L 21600 0 21600 21600 0 21600 0 0 Z N"/>
          </draw:custom-shape>
          <draw:custom-shape draw:style-name="gr5" draw:text-style-name="P2" draw:layer="layout" svg:width="0.635cm" svg:height="0.381cm" svg:x="12.034cm" svg:y="2.7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 draw:text-style-name="P1" draw:layer="layout" svg:x1="12.301cm" svg:y1="3.923cm" svg:x2="12.301cm" svg:y2="3.034cm">
            <text:p/>
          </draw:line>
          <draw:frame draw:style-name="gr6" draw:text-style-name="P3" draw:layer="layout" svg:width="1.34cm" svg:height="0.641cm" svg:x="12.301cm" svg:y="3.943cm">
            <draw:text-box>
              <text:p><text:span text:style-name="T1">100R</text:span></text:p>
            </draw:text-box>
          </draw:frame>
        </draw:g>
        <draw:g>
          <draw:line draw:style-name="gr3" draw:text-style-name="P1" draw:layer="layout" svg:x1="12.035cm" svg:y1="8.493cm" svg:x2="12.035cm" svg:y2="9.382cm">
            <text:p/>
          </draw:line>
          <draw:custom-shape draw:style-name="gr4" draw:text-style-name="P2" draw:layer="layout" svg:width="0.254cm" svg:height="0.889cm" draw:transform="rotate (-3.14159265358979) translate (12.162cm 10.071cm)">
            <text:p/>
            <draw:enhanced-geometry svg:viewBox="0 0 21600 21600" draw:type="rectangle" draw:enhanced-path="M 0 0 L 21600 0 21600 21600 0 21600 0 0 Z N"/>
          </draw:custom-shape>
          <draw:custom-shape draw:style-name="gr5" draw:text-style-name="P2" draw:layer="layout" svg:width="0.635cm" svg:height="0.381cm" draw:transform="rotate (-3.14159265358979) translate (12.303cm 11.1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 draw:text-style-name="P1" draw:layer="layout" svg:x1="12.035cm" svg:y1="10.036cm" svg:x2="12.035cm" svg:y2="10.925cm">
            <text:p/>
          </draw:line>
          <draw:frame draw:style-name="gr6" draw:text-style-name="P3" draw:layer="layout" svg:width="1.34cm" svg:height="0.641cm" svg:x="12.123cm" svg:y="9.308cm">
            <draw:text-box>
              <text:p><text:span text:style-name="T1">100R</text:span></text:p>
            </draw:text-box>
          </draw:frame>
        </draw:g>
        <draw:frame draw:style-name="gr7" draw:text-style-name="P4" draw:layer="layout" svg:width="0.925cm" svg:height="0.564cm" svg:x="11.378cm" svg:y="6.405cm">
          <draw:text-box>
            <text:p><text:span text:style-name="T2">1nf</text:span></text:p>
          </draw:text-box>
        </draw:frame>
        <draw:custom-shape draw:style-name="gr8" draw:text-style-name="P5" draw:layer="layout" svg:width="1.143cm" svg:height="0.889cm" svg:x="11.221cm" svg:y="6.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3" draw:layer="layout" svg:width="1.34cm" svg:height="0.641cm" svg:x="10.525cm" svg:y="7.731cm">
          <draw:text-box>
            <text:p text:style-name="P6"><text:span text:style-name="T1">100R</text:span></text:p>
          </draw:text-box>
        </draw:frame>
        <draw:frame draw:style-name="gr9" draw:text-style-name="P3" draw:layer="layout" svg:width="1.34cm" svg:height="0.641cm" svg:x="10.652cm" svg:y="4.683cm">
          <draw:text-box>
            <text:p text:style-name="P6"><text:span text:style-name="T1">1</text:span><text:span text:style-name="T1">0</text:span><text:span text:style-name="T1">0</text:span><text:span text:style-name="T1">R</text:span></text:p>
          </draw:text-box>
        </draw:frame>
        <draw:path draw:style-name="gr10" draw:text-style-name="P1" draw:layer="layout" svg:width="1.563cm" svg:height="1.611cm" draw:transform="rotate (-2.63579623636184) translate (12.3590554060745cm 5.58097500073558cm)" svg:viewBox="0 0 1564 1612" svg:d="M557 1534c209-49 401 113 605 71 173-36 309-192 365-359 61-184 50-407-54-559-106-155-165-326-298-447-126-114-296-188-464-206-191-22-382-71-571 14-214 96-96 309-129 473-44 218 55 441 142 640 66 154 197 279 347 358l70 22z">
          <text:p/>
        </draw:path>
        <draw:path draw:style-name="gr10" draw:text-style-name="P1" draw:layer="layout" svg:width="1.328cm" svg:height="1.489cm" draw:transform="rotate (2.7391197280799) translate (11.4893485095161cm 9.39601893367004cm)" svg:viewBox="0 0 1329 1490" svg:d="M213 132c212 15 399-124 604-132 185-7 232 234 314 370 81 137 156 283 186 439 35 175-2 437-217 485-160 35-313 100-469 152-134 45-341 98-429-84-68-142-256-280-187-439 87-200 198-394 180-611l-17-150-7-91">
          <text:p/>
        </draw:path>
        <draw:line draw:style-name="gr2" draw:text-style-name="P1" draw:layer="layout" svg:x1="7.114cm" svg:y1="7.758cm" svg:x2="7.704cm" svg:y2="8.266cm">
          <text:p/>
        </draw:line>
        <draw:line draw:style-name="gr3" draw:text-style-name="P1" draw:layer="layout" svg:x1="7.659cm" svg:y1="7.809cm" svg:x2="7.069cm" svg:y2="8.266cm">
          <text:p/>
        </draw:line>
        <draw:line draw:style-name="gr2" draw:text-style-name="P1" draw:layer="layout" svg:x1="7.141cm" svg:y1="4.81cm" svg:x2="7.731cm" svg:y2="5.318cm">
          <text:p/>
        </draw:line>
        <draw:line draw:style-name="gr3" draw:text-style-name="P1" draw:layer="layout" svg:x1="7.686cm" svg:y1="4.861cm" svg:x2="7.096cm" svg:y2="5.318cm">
          <text:p/>
        </draw:line>
        <draw:line draw:style-name="gr11" draw:text-style-name="P1" draw:layer="layout" svg:x1="7.477cm" svg:y1="10.144cm" svg:x2="8.239cm" svg:y2="9.89cm">
          <text:p/>
        </draw:line>
        <draw:frame draw:style-name="gr9" draw:text-style-name="P8" draw:layer="layout" svg:width="1.645cm" svg:height="0.947cm" svg:x="6.08cm" svg:y="9.509cm">
          <draw:text-box>
            <text:p text:style-name="P7"><text:span text:style-name="T3">VREFP </text:span></text:p>
            <text:p text:style-name="P7"><text:span text:style-name="T3">→ </text:span><text:span text:style-name="T3">VCM</text:span></text:p>
          </draw:text-box>
        </draw:frame>
        <draw:path draw:style-name="gr10" draw:text-style-name="P1" draw:layer="layout" svg:width="2.308cm" svg:height="1.523cm" draw:transform="skewX (-0.0457276264022514) rotate (-0.132295957301171) translate (6.16645274442359cm 9.1010803857703cm)" svg:viewBox="0 0 2309 1524" svg:d="M226 363c154 0 310-19 460-79 157-63 328-8 491-47 184-44 372-141 560-109 186 30 328-206 486-101 156 104 54 380 50 567-7 323-327 309-489 404-156 92-321 54-470 134-148 80-288 178-445 237-181 69-375 32-544 127-215 120-338-166-324-370 14-207 14-433 123-607l120-122z">
          <text:p/>
        </draw:path>
        <draw:line draw:style-name="gr12" draw:text-style-name="P1" draw:layer="layout" svg:x1="4.032cm" svg:y1="14.335cm" svg:x2="17.113cm" svg:y2="14.335cm">
          <text:p/>
        </draw:line>
        <draw:ellipse draw:style-name="gr13" draw:text-style-name="P9" draw:layer="layout" svg:width="1.905cm" svg:height="2.252cm" svg:x="4.505cm" svg:y="13.192cm" draw:kind="arc" draw:start-angle="0.79" draw:end-angle="182.7">
          <text:p/>
        </draw:ellipse>
        <draw:ellipse draw:style-name="gr13" draw:text-style-name="P9" draw:layer="layout" svg:width="1.905cm" svg:height="2.252cm" draw:transform="rotate (-3.14159265358979) translate (8.315cm 15.387cm)" draw:kind="arc" draw:start-angle="0.79" draw:end-angle="182.7">
          <text:p/>
        </draw:ellipse>
        <draw:ellipse draw:style-name="gr13" draw:text-style-name="P9" draw:layer="layout" svg:width="1.905cm" svg:height="2.252cm" svg:x="8.305cm" svg:y="13.193cm" draw:kind="arc" draw:start-angle="0.79" draw:end-angle="182.7">
          <text:p/>
        </draw:ellipse>
        <draw:ellipse draw:style-name="gr13" draw:text-style-name="P9" draw:layer="layout" svg:width="1.905cm" svg:height="2.252cm" draw:transform="rotate (-3.14159265358979) translate (12.115cm 15.388cm)" draw:kind="arc" draw:start-angle="0.79" draw:end-angle="182.7">
          <text:p/>
        </draw:ellipse>
        <draw:ellipse draw:style-name="gr13" draw:text-style-name="P9" draw:layer="layout" svg:width="1.905cm" svg:height="2.252cm" svg:x="12.105cm" svg:y="13.194cm" draw:kind="arc" draw:start-angle="0.79" draw:end-angle="182.7">
          <text:p/>
        </draw:ellipse>
        <draw:ellipse draw:style-name="gr13" draw:text-style-name="P9" draw:layer="layout" svg:width="1.905cm" svg:height="2.252cm" draw:transform="rotate (-3.14159265358979) translate (15.915cm 15.389cm)" draw:kind="arc" draw:start-angle="0.79" draw:end-angle="182.7">
          <text:p/>
        </draw:ellipse>
        <draw:frame draw:style-name="gr14" draw:text-style-name="P3" draw:layer="layout" svg:width="2.667cm" svg:height="0.762cm" svg:x="3.032cm" svg:y="14.081cm">
          <draw:text-box>
            <text:p text:style-name="P6"><text:span text:style-name="T1">2.5V</text:span></text:p>
          </draw:text-box>
        </draw:frame>
        <draw:line draw:style-name="gr15" draw:text-style-name="P1" draw:layer="layout" svg:x1="5.064cm" svg:y1="13.192cm" svg:x2="13.319cm" svg:y2="13.192cm">
          <text:p/>
        </draw:line>
        <draw:line draw:style-name="gr15" draw:text-style-name="P1" draw:layer="layout" svg:x1="5.065cm" svg:y1="15.392cm" svg:x2="13.32cm" svg:y2="15.392cm">
          <text:p/>
        </draw:line>
        <draw:line draw:style-name="gr16" draw:text-style-name="P1" draw:layer="layout" svg:x1="7.413cm" svg:y1="15.353cm" svg:x2="7.413cm" svg:y2="13.19cm">
          <text:p/>
        </draw:line>
        <draw:frame draw:style-name="gr14" draw:text-style-name="P11" draw:layer="layout" svg:width="1.27cm" svg:height="0.762cm" svg:x="6.361cm" svg:y="13.473cm">
          <draw:text-box>
            <text:p text:style-name="P10"><text:span text:style-name="T4">4Vpp</text:span></text:p>
          </draw:text-box>
        </draw:frame>
        <draw:path draw:style-name="gr10" draw:text-style-name="P1" draw:layer="layout" svg:width="4.883cm" svg:height="1.8cm" draw:transform="rotate (1.97326925230479) translate (3.859cm 13.86cm)" svg:viewBox="0 0 4884 1801" svg:d="M0 0c199 1 394 36 593 48 171 10 336 56 504 105 152 44 302 77 454 115 174 43 344 64 518 111 162 43 318 93 481 125 181 36 350 113 528 163 162 45 311 132 465 198 169 72 332 160 505 215 162 52 276 165 411 253 148 97 270 505 378 365 244-313-564-53-189 77l99 26">
          <text:p/>
        </draw:path>
        <draw:path draw:style-name="gr10" draw:text-style-name="P1" draw:layer="layout" svg:width="10.808cm" svg:height="2.749cm" draw:transform="rotate (1.73031942042718) translate (2.58302003663433cm 17.0384692265893cm)" svg:viewBox="0 0 10809 2750" svg:d="M0 355c193 10 388 17 575 64 172 43 346-6 507-51 187-52 385-58 578-52 178 5 357-12 533-32 198-23 375-123 569-172 174-44 347-142 544-103 177 36 353 43 532 56 164 13 327 24 492 36 179 14 359 21 530 70 159 46 320 94 483 93 166 0 324 74 478 32 191-51 378-69 563-41 207 32 407 69 606 142 157 58 299 126 453 190 222 92 436 197 657 282 174 66 342 151 503 242 158 88 331 149 488 239 168 96 358 150 534 232 172 80 310 213 461 323 179 132 266 340 454 454 98 60 372 516 225-37-140-532-113 44-245 63-418 62-46 306 88 365l183-132 18-26">
          <text:p/>
        </draw:path>
        <draw:frame draw:style-name="gr9" draw:text-style-name="P3" draw:layer="layout" svg:width="2.898cm" svg:height="0.641cm" svg:x="2.826cm" svg:y="16.621cm">
          <draw:text-box>
            <text:p><text:span text:style-name="T1">2.5V / DC SMU</text:span></text:p>
          </draw:text-box>
        </draw:frame>
        <draw:line draw:style-name="gr3" draw:text-style-name="P1" draw:layer="layout" svg:x1="10.906cm" svg:y1="5.699cm" svg:x2="11.414cm" svg:y2="5.699cm">
          <text:p/>
        </draw:line>
        <draw:line draw:style-name="gr3" draw:text-style-name="P1" draw:layer="layout" svg:x1="10.906cm" svg:y1="8.747cm" svg:x2="11.414cm" svg:y2="8.74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3-22T11:12:27.871443039</meta:creation-date>
    <dc:date>2022-03-24T10:45:34.223226257</dc:date>
    <meta:editing-duration>PT32M53S</meta:editing-duration>
    <meta:editing-cycles>22</meta:editing-cycles>
    <meta:generator>LibreOffice/5.3.6.1$Linux_X86_64 LibreOffice_project/30$Build-1</meta:generator>
    <meta:document-statistic meta:object-count="45"/>
  </office:meta>
</office:document-meta>
</file>